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fo:font-weight="bold" style:font-size-asian="11pt" style:font-weight-asian="bold" style:font-name-complex="Times New Roman1" style:font-size-complex="11pt"/>
    </style:style>
    <style:style style:name="P4" style:family="paragraph" style:parent-style-name="Title">
      <style:paragraph-properties fo:text-align="center" style:justify-single-word="false"/>
    </style:style>
    <style:style style:name="P5" style:family="paragraph" style:parent-style-name="Title" style:master-page-name="Standard">
      <style:paragraph-properties fo:text-align="center" style:justify-single-word="false" style:page-number="auto"/>
    </style:style>
    <style:style style:name="T1" style:family="text">
      <style:text-properties fo:font-size="24pt" style:font-size-asian="24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fo:font-weight="bold" style:font-size-asian="11pt" style:font-weight-asian="bold" style:font-name-complex="Times New Roman1" style:font-size-complex="11pt"/>
    </style:style>
    <style:style style:name="T6" style:family="text">
      <style:text-properties style:font-name="Times New Roman" fo:font-size="11pt" fo:font-style="italic" style:font-size-asian="11pt" style:font-style-asian="italic"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nswers to questions in</text:span></text:p>
      <text:p text:style-name="P4"><text:span text:style-name="T1">Lab 1: Filtering operations</text:span></text:p>
      <text:p text:style-name="Standard"/>
      <text:p text:style-name="Standard"><text:span text:style-name="T2">Name: _________________________________________________<text:tab/>Program: ____________________________</text:span></text:p>
      <text:p text:style-name="P1"/>
      <text:p text:style-name="P1"/>
      <text:p text:style-name="P1"/>
      <text:p text:style-name="Standard"><text:span text:style-name="T3">Instructions</text:span><text:span text:style-name="T2">: Complete the lab according to the instructions in the notes and respond to the questions stated below. Keep the answers short and focus on what is essential. Illustrate with figures only when explicitly requested.</text:span></text:p>
      <text:p text:style-name="P1"/>
      <text:p text:style-name="Standard"><text:span text:style-name="T2">Good luck!</text:span></text:p>
      <text:p text:style-name="P2"/>
      <text:p text:style-name="Standard"><text:span text:style-name="T4">___________________________________________________________________________</text:span></text:p>
      <text:p text:style-name="P3"/>
      <text:p text:style-name="Standard"><text:span text:style-name="T5">Question 1</text:span><text:span text:style-name="T4">: Repeat this exercise with the coordinates p and q set to (5, 9), (9, 5), (17, 9),</text:span></text:p>
      <text:p text:style-name="Standard"><text:span text:style-name="T4">(17, 121), (5, 1) and (125, 1) respectively. What do you observe?</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2</text:span><text:span text:style-name="T4">: Explain how a position (p, q) in the Fourier domain will be projected as a sine wave in the spatial domain. Illustrate with a Matlab figure.</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3</text:span><text:span text:style-name="T4">: How large is the amplitude? Write down the expression derived from Equation (4) in the notes. Complement the code (variable amplitude) accordingly.</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4</text:span><text:span text:style-name="T4">: How does the direction and length of the sine wave depend on p and q? Write down the explicit expression that can be found in the lecture notes. Complement the code (variable wavelength) accordingly.</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5</text:span><text:span text:style-name="T4">: What happens when we pass the point in the center and either p or q exceeds half the image size? Explain and illustrate graphically with Matlab!</text:span></text:p>
      <text:p text:style-name="P2"/>
      <text:p text:style-name="Standard"><text:span text:style-name="T4">Answers:</text:span></text:p>
      <text:p text:style-name="P2"><text:soft-page-break/></text:p>
      <text:p text:style-name="Standard"><text:span text:style-name="T4">___________________________________________________________________________</text:span></text:p>
      <text:p text:style-name="P3"/>
      <text:p text:style-name="Standard"><text:span text:style-name="T5">Question 6</text:span><text:span text:style-name="T4">: What is the purpose of the instructions following the question </text:span><text:span text:style-name="T6">What is done by these instructions?</text:span><text:span text:style-name="T4"> in the code?</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7</text:span><text:span text:style-name="T4">: Why are these Fourier spectra concentrated to the borders of the images? Can you give a mathematical interpretation? Hint: think of the frequencies in the source image and consider the resulting image as a Fourier transform applied to a 2D function. It might be easier to analyze each dimension separately!</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8</text:span><text:span text:style-name="T4">: Why is the logarithm function applied?</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9</text:span><text:span text:style-name="T4">: What conclusions can be drawn regarding linearity? From your observations can you derive a mathematical expression in the general case?</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0</text:span><text:span text:style-name="T4">: Are there any other ways to compute the last image? Remember what multiplication in Fourier domain equals to in the spatial domain! Perform these alternative computations in practice.</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1</text:span><text:span text:style-name="T4">: What conclusions can be drawn from comparing the results with those in the previous exercise? See how the source images have changed and analyze the effects of scaling.</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2</text:span><text:span text:style-name="T4">: What can be said about possible similarities and differences? Hint: think of the frequencies and how they are affected by the rotation.</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oft-page-break/><text:span text:style-name="T5">Question 13</text:span><text:span text:style-name="T4">: What information is contained in the phase and in the magnitude of the Fourier transform?</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4</text:span><text:span text:style-name="T4">: Show the impulse response and variance for the above-mentioned t-values. What are the variances of your discretized Gaussian kernel for t = 0.1, 0.3, 1.0, 10.0 and</text:span></text:p>
      <text:p text:style-name="Standard"><text:span text:style-name="T4">100.0?</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5</text:span><text:span text:style-name="T4">: Are the results different from or similar to the estimated variance? How does the result correspond to the ideal continuous case? Lead: think of the relation between spatial and Fourier domains for different values of t.</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6</text:span><text:span text:style-name="T4">: Convolve a couple of images with Gaussian functions of different variances (like t = 1.0, 4.0, 16.0, 64.0 and 256.0) and present your results. What effects can you observe?</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7</text:span><text:span text:style-name="T4">: What are the positive and negative effects for each type of filter? Describe what you observe and name the effects that you recognize. How do the results depend on the filter parameters? Illustrate with Matlab figure(s).</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8</text:span><text:span text:style-name="T4">: What conclusions can you draw from comparing the results of the respective methods? </text:span><text:bookmark text:name="_GoBack"/></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19</text:span><text:span text:style-name="T4">: What effects do you observe when subsampling the original image and the smoothed variants? Illustrate both filters with the best results found for iteration i = 4.</text:span></text:p>
      <text:p text:style-name="P2"/>
      <text:p text:style-name="Standard"><text:span text:style-name="T4">Answers:</text:span></text:p>
      <text:p text:style-name="P2"/>
      <text:p text:style-name="Standard"><text:span text:style-name="T4">___________________________________________________________________________</text:span></text:p>
      <text:p text:style-name="P3"/>
      <text:p text:style-name="Standard"><text:span text:style-name="T5">Question 20</text:span><text:span text:style-name="T4">: What conclusions can you draw regarding the effects of smoothing when combined with subsampling? Hint: think in terms of frequencies and side effects.</text:span></text:p>
      <text:p text:style-name="P1"><text:soft-page-break/></text:p>
      <text:p text:style-name="Standard"><text:span text:style-name="T4">Answers:</text:span></text:p>
      <text:p text:style-name="P2"/>
      <text:p text:style-name="Standard"><text:span text:style-name="T4">___________________________________________________________________________</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årten Björkman</meta:initial-creator>
    <dc:creator>Mårten Björkman</dc:creator>
    <meta:editing-cycles>6</meta:editing-cycles>
    <meta:creation-date>2017-10-27T08:41:00</meta:creation-date>
    <dc:date>2017-11-02T11:28:00</dc:date>
    <meta:editing-duration>PT29M</meta:editing-duration>
    <meta:generator>LibreOffice/6.3.2.2$Linux_X86_64 LibreOffice_project/30$Build-2</meta:generator>
    <meta:document-statistic meta:table-count="0" meta:image-count="0" meta:object-count="0" meta:page-count="4" meta:paragraph-count="68" meta:word-count="647" meta:character-count="5485" meta:non-whitespace-character-count="4905"/>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